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Horizontal_20_Line">
      <style:text-properties officeooo:paragraph-rsid="0012f8fc"/>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6" style:family="paragraph" style:parent-style-name="Subtitle">
      <style:paragraph-properties fo:text-align="start" style:justify-single-word="false"/>
      <style:text-properties officeooo:rsid="006bb1b9" officeooo:paragraph-rsid="006bb1b9"/>
    </style:style>
    <style:style style:name="P7" style:family="paragraph" style:parent-style-name="Text_20_body">
      <style:text-properties officeooo:rsid="0176ebab" officeooo:paragraph-rsid="006bb1b9"/>
    </style:style>
    <style:style style:name="P8" style:family="paragraph" style:parent-style-name="Text_20_body">
      <style:text-properties officeooo:rsid="020b57fa" officeooo:paragraph-rsid="006bb1b9"/>
    </style:style>
    <style:style style:name="P9" style:family="paragraph" style:parent-style-name="Text_20_body">
      <style:text-properties officeooo:paragraph-rsid="006bb1b9"/>
    </style:style>
    <style:style style:name="P10" style:family="paragraph" style:parent-style-name="Text_20_body">
      <style:text-properties officeooo:rsid="0255fd19" officeooo:paragraph-rsid="006bb1b9"/>
    </style:style>
    <style:style style:name="P11" style:family="paragraph" style:parent-style-name="Text_20_body">
      <style:text-properties officeooo:rsid="0242c21e" officeooo:paragraph-rsid="006bb1b9"/>
    </style:style>
    <style:style style:name="P12" style:family="paragraph" style:parent-style-name="Text_20_body">
      <style:text-properties officeooo:rsid="0243d2ea" officeooo:paragraph-rsid="006bb1b9"/>
    </style:style>
    <style:style style:name="P13" style:family="paragraph" style:parent-style-name="Text_20_body">
      <style:text-properties officeooo:rsid="024426db" officeooo:paragraph-rsid="006bb1b9"/>
    </style:style>
    <style:style style:name="P14" style:family="paragraph" style:parent-style-name="Text_20_body">
      <style:text-properties officeooo:rsid="024d2124" officeooo:paragraph-rsid="006bb1b9"/>
    </style:style>
    <style:style style:name="P15" style:family="paragraph" style:parent-style-name="Text_20_body">
      <style:text-properties officeooo:rsid="0146053b" officeooo:paragraph-rsid="006bb1b9"/>
    </style:style>
    <style:style style:name="P16" style:family="paragraph" style:parent-style-name="Text_20_body">
      <style:text-properties officeooo:rsid="01553210" officeooo:paragraph-rsid="006bb1b9"/>
    </style:style>
    <style:style style:name="P17" style:family="paragraph" style:parent-style-name="Text_20_body">
      <style:text-properties officeooo:rsid="017bc042" officeooo:paragraph-rsid="006bb1b9"/>
    </style:style>
    <style:style style:name="P18" style:family="paragraph" style:parent-style-name="Heading_20_3_20_Hidden">
      <style:paragraph-properties fo:break-before="page"/>
      <style:text-properties officeooo:rsid="012c64f1" officeooo:paragraph-rsid="012c64f1"/>
    </style:style>
    <style:style style:name="P19" style:family="paragraph" style:parent-style-name="Heading_20_3_20_Hidden">
      <style:text-properties officeooo:rsid="012c64f1" officeooo:paragraph-rsid="012c64f1"/>
    </style:style>
    <style:style style:name="P20" style:family="paragraph" style:parent-style-name="Heading_20_3_20_Hidden">
      <style:paragraph-properties fo:text-align="start" style:justify-single-word="false"/>
      <style:text-properties officeooo:rsid="012c64f1" officeooo:paragraph-rsid="012c64f1"/>
    </style:style>
    <style:style style:name="P21" style:family="paragraph" style:parent-style-name="Heading_20_3_20_Hidden">
      <style:paragraph-properties fo:text-align="start" style:justify-single-word="false"/>
      <style:text-properties officeooo:rsid="012c64f1" officeooo:paragraph-rsid="01355620"/>
    </style:style>
    <style:style style:name="P22" style:family="paragraph" style:parent-style-name="Standard">
      <style:paragraph-properties fo:text-align="start" style:justify-single-word="false"/>
      <style:text-properties officeooo:paragraph-rsid="012c64f1"/>
    </style:style>
    <style:style style:name="P23" style:family="paragraph" style:parent-style-name="Table_20_Contents">
      <style:paragraph-properties fo:text-align="start" style:justify-single-word="false"/>
      <style:text-properties officeooo:paragraph-rsid="010bd874"/>
    </style:style>
    <style:style style:name="P24" style:family="paragraph" style:parent-style-name="Table_20_Contents">
      <style:paragraph-properties fo:text-align="start" style:justify-single-word="false"/>
      <style:text-properties officeooo:paragraph-rsid="0123dfb3"/>
    </style:style>
    <style:style style:name="P25" style:family="paragraph" style:parent-style-name="Table_20_Contents">
      <style:paragraph-properties fo:text-align="start" style:justify-single-word="false"/>
      <style:text-properties officeooo:paragraph-rsid="015142d2"/>
    </style:style>
    <style:style style:name="P26" style:family="paragraph" style:parent-style-name="Table_20_Heading">
      <style:paragraph-properties fo:text-align="start" style:justify-single-word="false"/>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9"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30"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31" style:family="paragraph" style:parent-style-name="Table_20_Contents">
      <style:text-properties officeooo:rsid="00a73144" officeooo:paragraph-rsid="00a73144"/>
    </style:style>
    <style:style style:name="P32" style:family="paragraph" style:parent-style-name="Table_20_Contents">
      <style:paragraph-properties fo:text-align="end" style:justify-single-word="false"/>
      <style:text-properties officeooo:rsid="00a73144" officeooo:paragraph-rsid="00a73144"/>
    </style:style>
    <style:style style:name="P33" style:family="paragraph" style:parent-style-name="Table_20_Contents">
      <style:text-properties officeooo:rsid="00a8b14e" officeooo:paragraph-rsid="00a8b14e"/>
    </style:style>
    <style:style style:name="P34" style:family="paragraph" style:parent-style-name="Table_20_Contents">
      <style:paragraph-properties fo:text-align="end" style:justify-single-word="false"/>
      <style:text-properties officeooo:rsid="00ae4fbd" officeooo:paragraph-rsid="00ae4fbd"/>
    </style:style>
    <style:style style:name="P35" style:family="paragraph" style:parent-style-name="Table_20_Contents">
      <style:text-properties officeooo:rsid="00ae4fbd" officeooo:paragraph-rsid="00ae4fbd"/>
    </style:style>
    <style:style style:name="P36" style:family="paragraph" style:parent-style-name="Table_20_Contents">
      <style:text-properties officeooo:rsid="00af4d64" officeooo:paragraph-rsid="00af4d64"/>
    </style:style>
    <style:style style:name="P37" style:family="paragraph" style:parent-style-name="Table_20_Contents">
      <style:paragraph-properties fo:text-align="end" style:justify-single-word="false"/>
      <style:text-properties officeooo:rsid="00b20bf6" officeooo:paragraph-rsid="00b20bf6"/>
    </style:style>
    <style:style style:name="P38" style:family="paragraph" style:parent-style-name="Table_20_Contents">
      <style:text-properties officeooo:rsid="00b20bf6" officeooo:paragraph-rsid="00b20bf6"/>
    </style:style>
    <style:style style:name="P39" style:family="paragraph" style:parent-style-name="Table_20_Contents">
      <style:text-properties officeooo:rsid="00bd76a0" officeooo:paragraph-rsid="00bd76a0"/>
    </style:style>
    <style:style style:name="P40" style:family="paragraph" style:parent-style-name="Table_20_Contents">
      <style:paragraph-properties fo:text-align="end" style:justify-single-word="false"/>
      <style:text-properties officeooo:rsid="00bd76a0" officeooo:paragraph-rsid="00bd76a0"/>
    </style:style>
    <style:style style:name="P41" style:family="paragraph" style:parent-style-name="Table_20_Contents">
      <style:text-properties officeooo:rsid="00bfc3dd" officeooo:paragraph-rsid="00bfc3dd"/>
    </style:style>
    <style:style style:name="P42" style:family="paragraph" style:parent-style-name="Table_20_Contents">
      <style:text-properties officeooo:rsid="00c1f68c" officeooo:paragraph-rsid="00c1f68c"/>
    </style:style>
    <style:style style:name="P43" style:family="paragraph" style:parent-style-name="Table_20_Contents">
      <style:paragraph-properties fo:text-align="end" style:justify-single-word="false"/>
      <style:text-properties officeooo:rsid="00c1f68c" officeooo:paragraph-rsid="00c1f68c"/>
    </style:style>
    <style:style style:name="P44" style:family="paragraph" style:parent-style-name="Table_20_Contents">
      <style:text-properties officeooo:rsid="00c3cb4b" officeooo:paragraph-rsid="00c3cb4b"/>
    </style:style>
    <style:style style:name="P45" style:family="paragraph" style:parent-style-name="Table_20_Contents">
      <style:text-properties officeooo:rsid="00c4894a" officeooo:paragraph-rsid="00c4894a"/>
    </style:style>
    <style:style style:name="P46" style:family="paragraph" style:parent-style-name="Table_20_Contents">
      <style:paragraph-properties fo:text-align="end" style:justify-single-word="false"/>
      <style:text-properties officeooo:rsid="00c4894a" officeooo:paragraph-rsid="00c4894a"/>
    </style:style>
    <style:style style:name="P47" style:family="paragraph" style:parent-style-name="Table_20_Contents">
      <style:paragraph-properties fo:text-align="start" style:justify-single-word="false"/>
      <style:text-properties officeooo:rsid="00c66e7e" officeooo:paragraph-rsid="00c66e7e"/>
    </style:style>
    <style:style style:name="P48" style:family="paragraph" style:parent-style-name="Table_20_Contents">
      <style:text-properties officeooo:rsid="00c66e7e" officeooo:paragraph-rsid="00c66e7e"/>
    </style:style>
    <style:style style:name="P49" style:family="paragraph" style:parent-style-name="Table_20_Contents">
      <style:paragraph-properties fo:text-align="end" style:justify-single-word="false"/>
      <style:text-properties officeooo:rsid="00c66e7e" officeooo:paragraph-rsid="00c66e7e"/>
    </style:style>
    <style:style style:name="P50" style:family="paragraph" style:parent-style-name="Table_20_Contents">
      <style:paragraph-properties fo:text-align="start" style:justify-single-word="false"/>
      <style:text-properties officeooo:rsid="00c7e68f" officeooo:paragraph-rsid="00c7e68f"/>
    </style:style>
    <style:style style:name="P51" style:family="paragraph" style:parent-style-name="Table_20_Contents">
      <style:text-properties officeooo:rsid="00c7e68f" officeooo:paragraph-rsid="00c7e68f"/>
    </style:style>
    <style:style style:name="P52" style:family="paragraph" style:parent-style-name="Table_20_Contents">
      <style:paragraph-properties fo:text-align="end" style:justify-single-word="false"/>
      <style:text-properties officeooo:rsid="00c7e68f" officeooo:paragraph-rsid="00c7e68f"/>
    </style:style>
    <style:style style:name="P53" style:family="paragraph" style:parent-style-name="Table_20_Contents">
      <style:paragraph-properties fo:text-align="end" style:justify-single-word="false"/>
      <style:text-properties officeooo:rsid="00c9237c" officeooo:paragraph-rsid="00c9237c"/>
    </style:style>
    <style:style style:name="P54" style:family="paragraph" style:parent-style-name="Table_20_Contents">
      <style:text-properties officeooo:rsid="00cb517d" officeooo:paragraph-rsid="00cb517d"/>
    </style:style>
    <style:style style:name="P55" style:family="paragraph" style:parent-style-name="Table_20_Contents">
      <style:paragraph-properties fo:text-align="end" style:justify-single-word="false"/>
      <style:text-properties officeooo:rsid="00d0aae1" officeooo:paragraph-rsid="00d0aae1"/>
    </style:style>
    <style:style style:name="P56" style:family="paragraph" style:parent-style-name="Table_20_Contents">
      <style:text-properties officeooo:rsid="00d0aae1" officeooo:paragraph-rsid="00d0aae1"/>
    </style:style>
    <style:style style:name="P57" style:family="paragraph" style:parent-style-name="Table_20_Contents">
      <style:paragraph-properties fo:text-align="start" style:justify-single-word="false"/>
      <style:text-properties officeooo:rsid="00dc5a38" officeooo:paragraph-rsid="00dc5a38"/>
    </style:style>
    <style:style style:name="P58" style:family="paragraph" style:parent-style-name="Table_20_Contents">
      <style:paragraph-properties fo:text-align="end" style:justify-single-word="false"/>
      <style:text-properties officeooo:rsid="00de4771" officeooo:paragraph-rsid="00de4771"/>
    </style:style>
    <style:style style:name="P59" style:family="paragraph" style:parent-style-name="Table_20_Contents">
      <style:text-properties officeooo:rsid="00de4771" officeooo:paragraph-rsid="00de4771"/>
    </style:style>
    <style:style style:name="P60" style:family="paragraph" style:parent-style-name="Table_20_Contents">
      <style:text-properties officeooo:rsid="00e0c673" officeooo:paragraph-rsid="00e0c673"/>
    </style:style>
    <style:style style:name="P61" style:family="paragraph" style:parent-style-name="Table_20_Contents">
      <style:paragraph-properties fo:text-align="start" style:justify-single-word="false"/>
      <style:text-properties officeooo:rsid="00e0c673" officeooo:paragraph-rsid="00e0c673"/>
    </style:style>
    <style:style style:name="P62" style:family="paragraph" style:parent-style-name="Table_20_Contents">
      <style:paragraph-properties fo:text-align="end" style:justify-single-word="false"/>
      <style:text-properties officeooo:rsid="00e2448b" officeooo:paragraph-rsid="00e2448b"/>
    </style:style>
    <style:style style:name="P63" style:family="paragraph" style:parent-style-name="Table_20_Contents">
      <style:text-properties officeooo:rsid="00e2448b" officeooo:paragraph-rsid="00e2448b"/>
    </style:style>
    <style:style style:name="P64" style:family="paragraph" style:parent-style-name="Table_20_Contents">
      <style:text-properties officeooo:rsid="00e2448b" officeooo:paragraph-rsid="00f6eb57"/>
    </style:style>
    <style:style style:name="P65" style:family="paragraph" style:parent-style-name="Table_20_Contents">
      <style:text-properties officeooo:rsid="00e5bfd0" officeooo:paragraph-rsid="00e5bfd0"/>
    </style:style>
    <style:style style:name="P66" style:family="paragraph" style:parent-style-name="Table_20_Contents">
      <style:text-properties officeooo:rsid="00e71ed5" officeooo:paragraph-rsid="00e71ed5"/>
    </style:style>
    <style:style style:name="P67" style:family="paragraph" style:parent-style-name="Table_20_Contents">
      <style:paragraph-properties fo:text-align="start" style:justify-single-word="false"/>
      <style:text-properties officeooo:rsid="00ea83c7" officeooo:paragraph-rsid="00ea83c7"/>
    </style:style>
    <style:style style:name="P68" style:family="paragraph" style:parent-style-name="Table_20_Contents">
      <style:text-properties officeooo:rsid="00f256b0" officeooo:paragraph-rsid="00f256b0"/>
    </style:style>
    <style:style style:name="P69" style:family="paragraph" style:parent-style-name="Table_20_Heading">
      <style:text-properties officeooo:rsid="00f256b0" officeooo:paragraph-rsid="00f256b0"/>
    </style:style>
    <style:style style:name="P70" style:family="paragraph" style:parent-style-name="Table_20_Contents">
      <style:paragraph-properties fo:text-align="end" style:justify-single-word="false"/>
      <style:text-properties officeooo:rsid="00f6eb57" officeooo:paragraph-rsid="00f6eb57"/>
    </style:style>
    <style:style style:name="P71" style:family="paragraph" style:parent-style-name="Table_20_Contents">
      <style:text-properties officeooo:rsid="00f6eb57" officeooo:paragraph-rsid="00f6eb57"/>
    </style:style>
    <style:style style:name="P72" style:family="paragraph" style:parent-style-name="Table_20_Contents">
      <style:paragraph-properties fo:text-align="start" style:justify-single-word="false"/>
      <style:text-properties officeooo:rsid="00f6eb57" officeooo:paragraph-rsid="00f6eb57"/>
    </style:style>
    <style:style style:name="P73" style:family="paragraph" style:parent-style-name="Table_20_Contents">
      <style:paragraph-properties fo:text-align="end" style:justify-single-word="false"/>
      <style:text-properties officeooo:rsid="00f832ec" officeooo:paragraph-rsid="00f832ec"/>
    </style:style>
    <style:style style:name="P74" style:family="paragraph" style:parent-style-name="Table_20_Contents">
      <style:text-properties officeooo:rsid="00f832ec" officeooo:paragraph-rsid="00f832ec"/>
    </style:style>
    <style:style style:name="P75" style:family="paragraph" style:parent-style-name="Table_20_Contents">
      <style:paragraph-properties fo:text-align="start" style:justify-single-word="false"/>
      <style:text-properties officeooo:rsid="00f832ec" officeooo:paragraph-rsid="00f832ec"/>
    </style:style>
    <style:style style:name="P76" style:family="paragraph" style:parent-style-name="Table_20_Contents">
      <style:paragraph-properties fo:text-align="end" style:justify-single-word="false"/>
      <style:text-properties officeooo:rsid="0112b571" officeooo:paragraph-rsid="0112b571"/>
    </style:style>
    <style:style style:name="P77" style:family="paragraph" style:parent-style-name="Table_20_Contents">
      <style:text-properties officeooo:rsid="0112b571" officeooo:paragraph-rsid="0112b571"/>
    </style:style>
    <style:style style:name="P78" style:family="paragraph" style:parent-style-name="Table_20_Contents">
      <style:paragraph-properties fo:text-align="start" style:justify-single-word="false"/>
      <style:text-properties officeooo:rsid="0114f2d0" officeooo:paragraph-rsid="0114f2d0"/>
    </style:style>
    <style:style style:name="P79" style:family="paragraph" style:parent-style-name="Table_20_Contents">
      <style:paragraph-properties fo:text-align="end" style:justify-single-word="false"/>
      <style:text-properties officeooo:rsid="01150ed2" officeooo:paragraph-rsid="01150ed2"/>
    </style:style>
    <style:style style:name="P80" style:family="paragraph" style:parent-style-name="Table_20_Contents">
      <style:text-properties officeooo:rsid="011843ac" officeooo:paragraph-rsid="011843ac"/>
    </style:style>
    <style:style style:name="P81" style:family="paragraph" style:parent-style-name="Table_20_Contents">
      <style:paragraph-properties fo:text-align="start" style:justify-single-word="false"/>
      <style:text-properties officeooo:rsid="011843ac" officeooo:paragraph-rsid="011843ac"/>
    </style:style>
    <style:style style:name="P82" style:family="paragraph" style:parent-style-name="Table_20_Contents">
      <style:paragraph-properties fo:text-align="end" style:justify-single-word="false"/>
      <style:text-properties officeooo:rsid="011d1f21" officeooo:paragraph-rsid="011d1f21"/>
    </style:style>
    <style:style style:name="P83" style:family="paragraph" style:parent-style-name="Table_20_Contents">
      <style:text-properties officeooo:rsid="011d1f21" officeooo:paragraph-rsid="011d1f21"/>
    </style:style>
    <style:style style:name="P84" style:family="paragraph" style:parent-style-name="Table_20_Contents">
      <style:text-properties officeooo:rsid="011eef29" officeooo:paragraph-rsid="011eef29"/>
    </style:style>
    <style:style style:name="P85" style:family="paragraph" style:parent-style-name="Table_20_Contents">
      <style:paragraph-properties fo:text-align="start" style:justify-single-word="false"/>
      <style:text-properties officeooo:rsid="011eef29" officeooo:paragraph-rsid="011eef29"/>
    </style:style>
    <style:style style:name="P86" style:family="paragraph" style:parent-style-name="Table_20_Contents">
      <style:paragraph-properties fo:text-align="end" style:justify-single-word="false"/>
      <style:text-properties officeooo:rsid="0123dfb3" officeooo:paragraph-rsid="0123dfb3"/>
    </style:style>
    <style:style style:name="P87" style:family="paragraph" style:parent-style-name="Table_20_Contents">
      <style:text-properties officeooo:rsid="0123dfb3" officeooo:paragraph-rsid="0123dfb3"/>
    </style:style>
    <style:style style:name="P88" style:family="paragraph" style:parent-style-name="Table_20_Contents">
      <style:paragraph-properties fo:text-align="start" style:justify-single-word="false"/>
      <style:text-properties officeooo:rsid="0123dfb3" officeooo:paragraph-rsid="0123dfb3"/>
    </style:style>
    <style:style style:name="P89" style:family="paragraph" style:parent-style-name="Table_20_Contents">
      <style:paragraph-properties fo:text-align="end" style:justify-single-word="false"/>
      <style:text-properties officeooo:rsid="0149bf59" officeooo:paragraph-rsid="0149bf59"/>
    </style:style>
    <style:style style:name="P90" style:family="paragraph" style:parent-style-name="Table_20_Contents">
      <style:text-properties officeooo:rsid="0149bf59" officeooo:paragraph-rsid="0149bf59"/>
    </style:style>
    <style:style style:name="P91" style:family="paragraph" style:parent-style-name="Table_20_Contents">
      <style:paragraph-properties fo:text-align="start" style:justify-single-word="false"/>
      <style:text-properties officeooo:rsid="0149bf59" officeooo:paragraph-rsid="0149bf59"/>
    </style:style>
    <style:style style:name="P92" style:family="paragraph" style:parent-style-name="Table_20_Contents">
      <style:text-properties officeooo:rsid="0149bf59" officeooo:paragraph-rsid="014faae3"/>
    </style:style>
    <style:style style:name="P93" style:family="paragraph" style:parent-style-name="Table_20_Contents">
      <style:paragraph-properties fo:text-align="start" style:justify-single-word="false"/>
      <style:text-properties officeooo:rsid="014c0a99" officeooo:paragraph-rsid="014c0a99"/>
    </style:style>
    <style:style style:name="P94" style:family="paragraph" style:parent-style-name="Table_20_Contents">
      <style:text-properties officeooo:rsid="014c0a99" officeooo:paragraph-rsid="014c0a99"/>
    </style:style>
    <style:style style:name="P95" style:family="paragraph" style:parent-style-name="Table_20_Contents">
      <style:paragraph-properties fo:text-align="end" style:justify-single-word="false"/>
      <style:text-properties officeooo:rsid="014f6d98" officeooo:paragraph-rsid="014f6d98"/>
    </style:style>
    <style:style style:name="P96" style:family="paragraph" style:parent-style-name="Table_20_Contents">
      <style:text-properties officeooo:rsid="014f6d98" officeooo:paragraph-rsid="014f6d98"/>
    </style:style>
    <style:style style:name="P97" style:family="paragraph" style:parent-style-name="Table_20_Contents">
      <style:paragraph-properties fo:text-align="start" style:justify-single-word="false"/>
      <style:text-properties officeooo:rsid="014faae3" officeooo:paragraph-rsid="014faae3"/>
    </style:style>
    <style:style style:name="P98" style:family="paragraph" style:parent-style-name="Table_20_Contents">
      <style:text-properties officeooo:rsid="014faae3" officeooo:paragraph-rsid="014faae3"/>
    </style:style>
    <style:style style:name="P99" style:family="paragraph" style:parent-style-name="Table_20_Contents">
      <style:paragraph-properties fo:text-align="end" style:justify-single-word="false"/>
      <style:text-properties officeooo:rsid="014faae3" officeooo:paragraph-rsid="014faae3"/>
    </style:style>
    <style:style style:name="P100" style:family="paragraph" style:parent-style-name="Table_20_Contents">
      <style:paragraph-properties fo:text-align="start" style:justify-single-word="false"/>
      <style:text-properties officeooo:rsid="015142d2" officeooo:paragraph-rsid="015142d2"/>
    </style:style>
    <style:style style:name="P101" style:family="paragraph" style:parent-style-name="Table_20_Heading">
      <style:text-properties officeooo:rsid="00ee7c70" officeooo:paragraph-rsid="00ee7c70"/>
    </style:style>
    <style:style style:name="P102" style:family="paragraph" style:parent-style-name="Table_20_Heading">
      <style:text-properties officeooo:rsid="00f12538" officeooo:paragraph-rsid="00f12538"/>
    </style:style>
    <style:style style:name="P103" style:family="paragraph" style:parent-style-name="Table_20_Heading">
      <style:paragraph-properties fo:text-align="end" style:justify-single-word="false"/>
    </style:style>
    <style:style style:name="P104" style:family="paragraph" style:parent-style-name="Text_20_body">
      <style:text-properties officeooo:paragraph-rsid="00fe50e6"/>
    </style:style>
    <style:style style:name="P105" style:family="paragraph" style:parent-style-name="Text_20_body">
      <style:text-properties officeooo:paragraph-rsid="016d526c"/>
    </style:style>
    <style:style style:name="P106" style:family="paragraph" style:parent-style-name="Contents_20_1">
      <style:paragraph-properties>
        <style:tab-stops>
          <style:tab-stop style:position="18.002cm" style:type="right" style:leader-style="dotted" style:leader-text="."/>
        </style:tab-stops>
      </style:paragraph-properties>
    </style:style>
    <style:style style:name="P107" style:family="paragraph" style:parent-style-name="Contents_20_2">
      <style:paragraph-properties>
        <style:tab-stops>
          <style:tab-stop style:position="17.503cm" style:type="right" style:leader-style="dotted" style:leader-text="."/>
        </style:tab-stops>
      </style:paragraph-properties>
    </style:style>
    <style:style style:name="P108" style:family="paragraph" style:parent-style-name="Contents_20_3">
      <style:paragraph-properties>
        <style:tab-stops>
          <style:tab-stop style:position="17.002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Text_20_body">
      <style:text-properties officeooo:rsid="017ae1a7" officeooo:paragraph-rsid="017ae1a7"/>
    </style:style>
    <style:style style:name="P111" style:family="paragraph" style:parent-style-name="Contents_20_1">
      <style:paragraph-properties>
        <style:tab-stops>
          <style:tab-stop style:position="18.002cm" style:type="right" style:leader-style="dotted" style:leader-text="."/>
        </style:tab-stops>
      </style:paragraph-properties>
    </style:style>
    <style:style style:name="P112" style:family="paragraph" style:parent-style-name="Contents_20_2">
      <style:paragraph-properties>
        <style:tab-stops>
          <style:tab-stop style:position="17.503cm" style:type="right" style:leader-style="dotted" style:leader-text="."/>
        </style:tab-stops>
      </style:paragraph-properties>
    </style:style>
    <style:style style:name="P113" style:family="paragraph" style:parent-style-name="Contents_20_3">
      <style:paragraph-properties>
        <style:tab-stops>
          <style:tab-stop style:position="17.002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list-style-name="">
      <style:paragraph-properties fo:break-before="page" style:join-border="false"/>
      <style:text-properties officeooo:rsid="0014d784" officeooo:paragraph-rsid="006bb1b9"/>
    </style:style>
    <style:style style:name="P116" style:family="paragraph" style:parent-style-name="Heading_20_1">
      <style:paragraph-properties fo:break-before="page"/>
      <style:text-properties officeooo:rsid="0014d784" officeooo:paragraph-rsid="006bb1b9"/>
    </style:style>
    <style:style style:name="P117" style:family="paragraph" style:parent-style-name="Heading_20_1">
      <style:paragraph-properties fo:break-before="page"/>
      <style:text-properties officeooo:rsid="0018b73b" officeooo:paragraph-rsid="006bb1b9"/>
    </style:style>
    <style:style style:name="P118" style:family="paragraph" style:parent-style-name="Heading_20_1" style:list-style-name="">
      <style:paragraph-properties fo:break-before="page" style:join-border="false"/>
      <style:text-properties officeooo:rsid="00703e21" officeooo:paragraph-rsid="00703e21"/>
    </style:style>
    <style:style style:name="P119" style:family="paragraph" style:parent-style-name="Heading_20_2">
      <style:text-properties officeooo:rsid="0205c3aa" officeooo:paragraph-rsid="006bb1b9"/>
    </style:style>
    <style:style style:name="P120" style:family="paragraph" style:parent-style-name="Heading_20_2">
      <style:text-properties officeooo:rsid="0018b73b" officeooo:paragraph-rsid="006bb1b9"/>
    </style:style>
    <style:style style:name="P121" style:family="paragraph" style:parent-style-name="Heading_20_2">
      <style:text-properties officeooo:rsid="0176ebab" officeooo:paragraph-rsid="006bb1b9"/>
    </style:style>
    <style:style style:name="P122" style:family="paragraph" style:parent-style-name="Heading_20_2">
      <style:text-properties officeooo:rsid="020b57fa" officeooo:paragraph-rsid="006bb1b9"/>
    </style:style>
    <style:style style:name="P123" style:family="paragraph" style:parent-style-name="Heading_20_2">
      <style:text-properties officeooo:rsid="0177d190" officeooo:paragraph-rsid="006bb1b9"/>
    </style:style>
    <style:style style:name="P124" style:family="paragraph" style:parent-style-name="Heading_20_2">
      <style:text-properties officeooo:paragraph-rsid="006bb1b9"/>
    </style:style>
    <style:style style:name="P125" style:family="paragraph" style:parent-style-name="Heading_20_2">
      <style:text-properties officeooo:rsid="017ae1a7" officeooo:paragraph-rsid="017ae1a7"/>
    </style:style>
    <style:style style:name="P126" style:family="paragraph" style:parent-style-name="Heading_20_2">
      <style:text-properties officeooo:rsid="024bd159" officeooo:paragraph-rsid="006bb1b9"/>
    </style:style>
    <style:style style:name="P127" style:family="paragraph" style:parent-style-name="Heading_20_2">
      <style:paragraph-properties fo:break-before="page"/>
      <style:text-properties officeooo:rsid="00f9fe76" officeooo:paragraph-rsid="006bb1b9"/>
    </style:style>
    <style:style style:name="P128" style:family="paragraph" style:parent-style-name="Heading_20_3">
      <style:text-properties officeooo:rsid="014d4985" officeooo:paragraph-rsid="006bb1b9"/>
    </style:style>
    <style:style style:name="P129" style:family="paragraph" style:parent-style-name="Heading_20_3">
      <style:text-properties officeooo:rsid="017464b8" officeooo:paragraph-rsid="006bb1b9"/>
    </style:style>
    <style:style style:name="P130" style:family="paragraph" style:parent-style-name="Heading_20_3">
      <style:text-properties officeooo:rsid="01969d92" officeooo:paragraph-rsid="006bb1b9"/>
    </style:style>
    <style:style style:name="P131" style:family="paragraph" style:parent-style-name="Text_20_body" style:list-style-name="">
      <style:paragraph-properties style:join-border="false"/>
      <style:text-properties officeooo:rsid="01f174fc" officeooo:paragraph-rsid="006bb1b9"/>
    </style:style>
    <style:style style:name="P132" style:family="paragraph" style:parent-style-name="Text_20_body" style:list-style-name="">
      <style:paragraph-properties style:join-border="false"/>
      <style:text-properties officeooo:rsid="01f8d960" officeooo:paragraph-rsid="006bb1b9"/>
    </style:style>
    <style:style style:name="P133" style:family="paragraph" style:parent-style-name="Text_20_body" style:list-style-name="">
      <style:paragraph-properties style:join-border="false"/>
      <style:text-properties officeooo:paragraph-rsid="006bb1b9"/>
    </style:style>
    <style:style style:name="P134" style:family="paragraph">
      <style:paragraph-properties fo:text-align="center"/>
    </style:style>
    <style:style style:name="P135"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1ff2dee"/>
    </style:style>
    <style:style style:name="T25" style:family="text">
      <style:text-properties officeooo:rsid="01feaac8"/>
    </style:style>
    <style:style style:name="T26" style:family="text">
      <style:text-properties officeooo:rsid="020f950e"/>
    </style:style>
    <style:style style:name="T27" style:family="text">
      <style:text-properties officeooo:rsid="020a5252"/>
    </style:style>
    <style:style style:name="T28" style:family="text">
      <style:text-properties officeooo:rsid="01a2ca4f"/>
    </style:style>
    <style:style style:name="T29" style:family="text">
      <style:text-properties officeooo:rsid="01a1a6be"/>
    </style:style>
    <style:style style:name="T30" style:family="text">
      <style:text-properties officeooo:rsid="0175caf9"/>
    </style:style>
    <style:style style:name="T31" style:family="text">
      <style:text-properties officeooo:rsid="0176ebab"/>
    </style:style>
    <style:style style:name="T32" style:family="text">
      <style:text-properties officeooo:rsid="01883812"/>
    </style:style>
    <style:style style:name="T33" style:family="text">
      <style:text-properties officeooo:rsid="01836ca4"/>
    </style:style>
    <style:style style:name="T34" style:family="text">
      <style:text-properties style:font-name="DejaVu Sans1"/>
    </style:style>
    <style:style style:name="T35" style:family="text">
      <style:text-properties style:font-name="DejaVu Sans1" officeooo:rsid="01808f31"/>
    </style:style>
    <style:style style:name="T36" style:family="text">
      <style:text-properties style:font-name="DejaVu Sans1" officeooo:rsid="01883812"/>
    </style:style>
    <style:style style:name="T37" style:family="text">
      <style:text-properties style:font-name="DejaVu Sans1" officeooo:rsid="01836ca4"/>
    </style:style>
    <style:style style:name="T38" style:family="text">
      <style:text-properties style:font-name="DejaVu Sans1" officeooo:rsid="018552d5"/>
    </style:style>
    <style:style style:name="T39" style:family="text">
      <style:text-properties style:font-name="DejaVu Sans1" fo:background-color="transparent" loext:char-shading-value="0"/>
    </style:style>
    <style:style style:name="T40" style:family="text">
      <style:text-properties style:font-name="DejaVu Sans1" officeooo:rsid="014ad4ec" fo:background-color="transparent" loext:char-shading-value="0"/>
    </style:style>
    <style:style style:name="T41" style:family="text">
      <style:text-properties style:font-name="DejaVu Sans1" officeooo:rsid="00e33a35" fo:background-color="transparent" loext:char-shading-value="0"/>
    </style:style>
    <style:style style:name="T42" style:family="text">
      <style:text-properties style:font-name="DejaVu Sans1" officeooo:rsid="014b9c0d"/>
    </style:style>
    <style:style style:name="T43" style:family="text">
      <style:text-properties style:font-name="DejaVu Sans1" officeooo:rsid="0167e275"/>
    </style:style>
    <style:style style:name="T44" style:family="text">
      <style:text-properties style:font-name="DejaVu Sans1" officeooo:rsid="016fc118"/>
    </style:style>
    <style:style style:name="T45" style:family="text">
      <style:text-properties style:font-name="DejaVu Sans1" officeooo:rsid="01978dee"/>
    </style:style>
    <style:style style:name="T46" style:family="text">
      <style:text-properties style:font-name="DejaVu Sans1" officeooo:rsid="016dea48"/>
    </style:style>
    <style:style style:name="T47" style:family="text">
      <style:text-properties style:font-name="DejaVu Sans1" officeooo:rsid="019fdca6"/>
    </style:style>
    <style:style style:name="T48" style:family="text">
      <style:text-properties style:font-name="DejaVu Sans1" officeooo:rsid="01a37078"/>
    </style:style>
    <style:style style:name="T49" style:family="text">
      <style:text-properties style:font-name="DejaVu Sans1" officeooo:rsid="0092771d"/>
    </style:style>
    <style:style style:name="T50" style:family="text">
      <style:text-properties style:font-name="DejaVu Sans1" officeooo:rsid="013a68ea"/>
    </style:style>
    <style:style style:name="T51" style:family="text">
      <style:text-properties style:font-name="DejaVu Sans1" officeooo:rsid="00daa12e"/>
    </style:style>
    <style:style style:name="T52" style:family="text">
      <style:text-properties style:font-name="DejaVu Sans1" officeooo:rsid="00dd6ef2"/>
    </style:style>
    <style:style style:name="T53" style:family="text">
      <style:text-properties style:font-name="DejaVu Sans1" officeooo:rsid="00dcc813"/>
    </style:style>
    <style:style style:name="T54" style:family="text">
      <style:text-properties style:font-name="DejaVu Sans1" officeooo:rsid="0157cc47"/>
    </style:style>
    <style:style style:name="T55" style:family="text">
      <style:text-properties style:font-name="DejaVu Sans1" officeooo:rsid="01484cd7"/>
    </style:style>
    <style:style style:name="T56" style:family="text">
      <style:text-properties style:font-name="DejaVu Sans1" officeooo:rsid="0146c3f6"/>
    </style:style>
    <style:style style:name="T57" style:family="text">
      <style:text-properties style:font-name="DejaVu Sans1" officeooo:rsid="0148c1c7"/>
    </style:style>
    <style:style style:name="T58" style:family="text">
      <style:text-properties style:font-name="DejaVu Sans1" officeooo:rsid="0169aed2"/>
    </style:style>
    <style:style style:name="T59" style:family="text">
      <style:text-properties style:font-name="DejaVu Sans1" officeooo:rsid="014ad4ec"/>
    </style:style>
    <style:style style:name="T60" style:family="text">
      <style:text-properties style:font-name="DejaVu Sans1" officeooo:rsid="0152f8ef"/>
    </style:style>
    <style:style style:name="T61" style:family="text">
      <style:text-properties style:font-name="DejaVu Sans1" officeooo:rsid="0151c53b"/>
    </style:style>
    <style:style style:name="T62" style:family="text">
      <style:text-properties style:font-name="DejaVu Sans1" officeooo:rsid="0146053b"/>
    </style:style>
    <style:style style:name="T63" style:family="text">
      <style:text-properties style:font-name="DejaVu Sans1" officeooo:rsid="018a0b86"/>
    </style:style>
    <style:style style:name="T64" style:family="text">
      <style:text-properties style:font-name="DejaVu Sans1" officeooo:rsid="018a42db"/>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1fd6790"/>
    </style:style>
    <style:style style:name="T76" style:family="text">
      <style:text-properties officeooo:rsid="01abef06"/>
    </style:style>
    <style:style style:name="T77" style:family="text">
      <style:text-properties officeooo:rsid="006ff6f7"/>
    </style:style>
    <style:style style:name="T78" style:family="text">
      <style:text-properties officeooo:rsid="024426db"/>
    </style:style>
    <style:style style:name="T79" style:family="text">
      <style:text-properties officeooo:rsid="02450179"/>
    </style:style>
    <style:style style:name="T80" style:family="text">
      <style:text-properties officeooo:rsid="024d2124"/>
    </style:style>
    <style:style style:name="T81" style:family="text">
      <style:text-properties officeooo:rsid="024e7f8a"/>
    </style:style>
    <style:style style:name="T82" style:family="text">
      <style:text-properties style:font-name="DejaVu Sans Mono"/>
    </style:style>
    <style:style style:name="T83" style:family="text">
      <style:text-properties style:font-name="DejaVu Sans Mono" fo:background-color="#eeeeee" loext:char-shading-value="0"/>
    </style:style>
    <style:style style:name="T84" style:family="text">
      <style:text-properties style:font-name="DejaVu Sans Mono" officeooo:rsid="0167e275" fo:background-color="#eeeeee" loext:char-shading-value="0"/>
    </style:style>
    <style:style style:name="T85" style:family="text">
      <style:text-properties style:font-name="DejaVu Sans Mono" officeooo:rsid="016dea48" fo:background-color="#eeeeee" loext:char-shading-value="0"/>
    </style:style>
    <style:style style:name="T86" style:family="text">
      <style:text-properties style:font-name="DejaVu Sans Mono" officeooo:rsid="01a37078" fo:background-color="#eeeeee" loext:char-shading-value="0"/>
    </style:style>
    <style:style style:name="T87" style:family="text">
      <style:text-properties style:font-name="DejaVu Sans Mono" officeooo:rsid="00c19f94" fo:background-color="#eeeeee" loext:char-shading-value="0"/>
    </style:style>
    <style:style style:name="T88" style:family="text">
      <style:text-properties style:font-name="DejaVu Sans Mono" officeooo:rsid="0092771d" fo:background-color="#eeeeee" loext:char-shading-value="0"/>
    </style:style>
    <style:style style:name="T89" style:family="text">
      <style:text-properties style:font-name="DejaVu Sans Mono" officeooo:rsid="00daa12e" fo:background-color="#eeeeee" loext:char-shading-value="0"/>
    </style:style>
    <style:style style:name="T90" style:family="text">
      <style:text-properties style:font-name="DejaVu Sans Mono" officeooo:rsid="00dbe7ca" fo:background-color="#eeeeee" loext:char-shading-value="0"/>
    </style:style>
    <style:style style:name="T91" style:family="text">
      <style:text-properties style:font-name="DejaVu Sans Mono" officeooo:rsid="00dd6ef2" fo:background-color="#eeeeee" loext:char-shading-value="0"/>
    </style:style>
    <style:style style:name="T92" style:family="text">
      <style:text-properties style:font-name="DejaVu Sans Mono" officeooo:rsid="00dcc813" fo:background-color="#eeeeee" loext:char-shading-value="0"/>
    </style:style>
    <style:style style:name="T93" style:family="text">
      <style:text-properties style:font-name="DejaVu Sans Mono" officeooo:rsid="0146c3f6" fo:background-color="#eeeeee" loext:char-shading-value="0"/>
    </style:style>
    <style:style style:name="T94" style:family="text">
      <style:text-properties style:font-name="DejaVu Sans Mono" officeooo:rsid="0148c1c7" fo:background-color="#eeeeee" loext:char-shading-value="0"/>
    </style:style>
    <style:style style:name="T95" style:family="text">
      <style:text-properties style:font-name="DejaVu Sans Mono" officeooo:rsid="016fc118" fo:background-color="#eeeeee" loext:char-shading-value="0"/>
    </style:style>
    <style:style style:name="T96" style:family="text">
      <style:text-properties style:font-name="DejaVu Sans Mono" officeooo:rsid="0146053b" fo:background-color="#eeeeee" loext:char-shading-value="0"/>
    </style:style>
    <style:style style:name="T97" style:family="text">
      <style:text-properties style:font-name="DejaVu Sans Mono" officeooo:rsid="018a0b86" fo:background-color="#eeeeee" loext:char-shading-value="0"/>
    </style:style>
    <style:style style:name="T98" style:family="text">
      <style:text-properties style:font-name="DejaVu Sans Mono" officeooo:rsid="015142d2"/>
    </style:style>
    <style:style style:name="T99" style:family="text">
      <style:text-properties officeooo:rsid="00921b90"/>
    </style:style>
    <style:style style:name="T100" style:family="text">
      <style:text-properties officeooo:rsid="0092771d"/>
    </style:style>
    <style:style style:name="T101" style:family="text">
      <style:text-properties officeooo:rsid="00daa12e"/>
    </style:style>
    <style:style style:name="T102" style:family="text">
      <style:text-properties officeooo:rsid="013a68ea"/>
    </style:style>
    <style:style style:name="T103" style:family="text">
      <style:text-properties officeooo:rsid="0146053b"/>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officeooo:rsid="010baf27"/>
    </style:style>
    <style:style style:name="T107" style:family="text">
      <style:text-properties officeooo:rsid="0118713f"/>
    </style:style>
    <style:style style:name="T108" style:family="text">
      <style:text-properties officeooo:rsid="0122aa8c"/>
    </style:style>
    <style:style style:name="T109" style:family="text">
      <style:text-properties officeooo:rsid="00e3f5a7"/>
    </style:style>
    <style:style style:name="T110" style:family="text">
      <style:text-properties officeooo:rsid="00d0aae1"/>
    </style:style>
    <style:style style:name="T111" style:family="text">
      <style:text-properties officeooo:rsid="00f256b0"/>
    </style:style>
    <style:style style:name="T112" style:family="text">
      <style:text-properties officeooo:rsid="010e88bc"/>
    </style:style>
    <style:style style:name="T113" style:family="text">
      <style:text-properties officeooo:rsid="015142d2"/>
    </style:style>
    <style:style style:name="T114" style:family="text">
      <style:text-properties officeooo:rsid="0156b094"/>
    </style:style>
    <style:style style:name="T115" style:family="text">
      <style:text-properties officeooo:rsid="0158b001"/>
    </style:style>
    <style:style style:name="T116" style:family="text">
      <style:text-properties officeooo:rsid="015a4427"/>
    </style:style>
    <style:style style:name="T117" style:family="text">
      <style:text-properties officeooo:rsid="015b18c8"/>
    </style:style>
    <style:style style:name="T118" style:family="text">
      <style:text-properties officeooo:rsid="01f8d960"/>
    </style:style>
    <style:style style:name="T119" style:family="text">
      <style:text-properties officeooo:rsid="0170f563"/>
    </style:style>
    <style:style style:name="T120" style:family="text">
      <style:text-properties officeooo:rsid="017129ae"/>
    </style:style>
    <style:style style:name="T121" style:family="text">
      <style:text-properties officeooo:rsid="0172da9b"/>
    </style:style>
    <style:style style:name="T122" style:family="text">
      <style:text-properties officeooo:rsid="01739408"/>
    </style:style>
    <style:style style:name="T123" style:family="text">
      <style:text-properties officeooo:rsid="01776e96"/>
    </style:style>
    <style:style style:name="T124" style:family="text">
      <style:text-properties officeooo:rsid="017a034b"/>
    </style:style>
    <style:style style:name="T125" style:family="text">
      <style:text-properties officeooo:rsid="017c124d"/>
    </style:style>
    <style:style style:name="T126" style:family="text">
      <style:text-properties officeooo:rsid="017f8821"/>
    </style:style>
    <style:style style:name="T127"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NShare</text:p>
      <text:p text:style-name="P4">A-Level Computer Science Project</text:p>
      <text:p text:style-name="P6">Noah Torrance</text:p>
      <text:p text:style-name="P3"/>
      <text:p text:style-name="P2">Candidate number: <text:span text:style-name="T1">5307</text:span><text:line-break/>Centre number: <text:span text:style-name="T1">6180</text:span><text:span text:style-name="T2">5</text:span></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09">Table of Contents</text:p>
          </text:index-title>
          <text:p text:style-name="P111"><text:a xlink:type="simple" xlink:href="#__RefHeading___Toc2007_730667409" text:style-name="Index_20_Link" text:visited-style-name="Index_20_Link">Computational Approach<text:tab/>3</text:a></text:p>
          <text:p text:style-name="P112"><text:a xlink:type="simple" xlink:href="#__RefHeading___Toc2460_4198859281" text:style-name="Index_20_Link" text:visited-style-name="Index_20_Link">Storage<text:tab/>3</text:a></text:p>
          <text:p text:style-name="P112"><text:a xlink:type="simple" xlink:href="#__RefHeading___Toc2011_730667409" text:style-name="Index_20_Link" text:visited-style-name="Index_20_Link">Protocol<text:tab/>3</text:a></text:p>
          <text:p text:style-name="P112"><text:a xlink:type="simple" xlink:href="#__RefHeading___Toc2009_730667409" text:style-name="Index_20_Link" text:visited-style-name="Index_20_Link">Application<text:tab/>3</text:a></text:p>
          <text:p text:style-name="P111"><text:a xlink:type="simple" xlink:href="#__RefHeading___Toc705_3120155499" text:style-name="Index_20_Link" text:visited-style-name="Index_20_Link">Research<text:tab/>4</text:a></text:p>
          <text:p text:style-name="P112"><text:a xlink:type="simple" xlink:href="#__RefHeading___Toc416_1627242525" text:style-name="Index_20_Link" text:visited-style-name="Index_20_Link">MEGA<text:tab/>4</text:a></text:p>
          <text:p text:style-name="P112"><text:a xlink:type="simple" xlink:href="#__RefHeading___Toc418_1627242525" text:style-name="Index_20_Link" text:visited-style-name="Index_20_Link">MediaFire<text:tab/>4</text:a></text:p>
          <text:p text:style-name="P111"><text:a xlink:type="simple" xlink:href="#__RefHeading___Toc420_1627242525" text:style-name="Index_20_Link" text:visited-style-name="Index_20_Link">Essential Features<text:tab/>5</text:a></text:p>
          <text:p text:style-name="P112"><text:a xlink:type="simple" xlink:href="#__RefHeading___Toc422_1627242525" text:style-name="Index_20_Link" text:visited-style-name="Index_20_Link">File Management<text:tab/>5</text:a></text:p>
          <text:p text:style-name="P112"><text:a xlink:type="simple" xlink:href="#__RefHeading___Toc424_1627242525" text:style-name="Index_20_Link" text:visited-style-name="Index_20_Link">Sharing<text:tab/>5</text:a></text:p>
          <text:p text:style-name="P112"><text:a xlink:type="simple" xlink:href="#__RefHeading___Toc432_1627242525" text:style-name="Index_20_Link" text:visited-style-name="Index_20_Link">Encryption<text:tab/>5</text:a></text:p>
          <text:p text:style-name="P112"><text:a xlink:type="simple" xlink:href="#__RefHeading___Toc426_1627242525" text:style-name="Index_20_Link" text:visited-style-name="Index_20_Link">Moderation<text:tab/>5</text:a></text:p>
          <text:p text:style-name="P112"><text:a xlink:type="simple" xlink:href="#__RefHeading___Toc428_1627242525" text:style-name="Index_20_Link" text:visited-style-name="Index_20_Link">Email Confirmation<text:tab/>5</text:a></text:p>
          <text:p text:style-name="P111"><text:a xlink:type="simple" xlink:href="#__RefHeading___Toc430_1627242525" text:style-name="Index_20_Link" text:visited-style-name="Index_20_Link">Other Features<text:tab/>6</text:a></text:p>
          <text:p text:style-name="P112"><text:a xlink:type="simple" xlink:href="#__RefHeading___Toc2062_548273075" text:style-name="Index_20_Link" text:visited-style-name="Index_20_Link">Folders<text:tab/>6</text:a></text:p>
          <text:p text:style-name="P112"><text:a xlink:type="simple" xlink:href="#__RefHeading___Toc434_1627242525" text:style-name="Index_20_Link" text:visited-style-name="Index_20_Link">Previewing<text:tab/>6</text:a></text:p>
          <text:p text:style-name="P112"><text:a xlink:type="simple" xlink:href="#__RefHeading___Toc2046_2026087281" text:style-name="Index_20_Link" text:visited-style-name="Index_20_Link">Editing<text:tab/>6</text:a></text:p>
          <text:p text:style-name="P111"><text:a xlink:type="simple" xlink:href="#__RefHeading___Toc438_1627242525" text:style-name="Index_20_Link" text:visited-style-name="Index_20_Link">Requirements<text:tab/>7</text:a></text:p>
          <text:p text:style-name="P112"><text:a xlink:type="simple" xlink:href="#__RefHeading___Toc440_1627242525" text:style-name="Index_20_Link" text:visited-style-name="Index_20_Link">Web Server<text:tab/>7</text:a></text:p>
          <text:p text:style-name="P112"><text:a xlink:type="simple" xlink:href="#__RefHeading___Toc442_1627242525" text:style-name="Index_20_Link" text:visited-style-name="Index_20_Link">File Servers<text:tab/>7</text:a></text:p>
          <text:p text:style-name="P112"><text:a xlink:type="simple" xlink:href="#__RefHeading___Toc444_1627242525" text:style-name="Index_20_Link" text:visited-style-name="Index_20_Link">Operating System<text:tab/>7</text:a></text:p>
          <text:p text:style-name="P112"><text:a xlink:type="simple" xlink:href="#__RefHeading___Toc1897_1889942295" text:style-name="Index_20_Link" text:visited-style-name="Index_20_Link">Client Device<text:tab/>7</text:a></text:p>
          <text:p text:style-name="P111"><text:a xlink:type="simple" xlink:href="#__RefHeading___Toc456_1627242525" text:style-name="Index_20_Link" text:visited-style-name="Index_20_Link">Data Structures<text:tab/>8</text:a></text:p>
          <text:p text:style-name="P112"><text:a xlink:type="simple" xlink:href="#__RefHeading___Toc2569_4198859281" text:style-name="Index_20_Link" text:visited-style-name="Index_20_Link">Sessions and Cookies<text:tab/>8</text:a></text:p>
          <text:p text:style-name="P112"><text:a xlink:type="simple" xlink:href="#__RefHeading___Toc7344_1602980460" text:style-name="Index_20_Link" text:visited-style-name="Index_20_Link">Database<text:tab/>9</text:a></text:p>
          <text:p text:style-name="P113"><text:a xlink:type="simple" xlink:href="#__RefHeading___Toc3947_873522672" text:style-name="Index_20_Link" text:visited-style-name="Index_20_Link">users<text:tab/>9</text:a></text:p>
          <text:p text:style-name="P113"><text:a xlink:type="simple" xlink:href="#__RefHeading___Toc2260_455900159" text:style-name="Index_20_Link" text:visited-style-name="Index_20_Link">reports<text:tab/>9</text:a></text:p>
          <text:p text:style-name="P113"><text:a xlink:type="simple" xlink:href="#__RefHeading___Toc1924_3838762024" text:style-name="Index_20_Link" text:visited-style-name="Index_20_Link">files<text:tab/>9</text:a></text:p>
          <text:p text:style-name="P111"><text:a xlink:type="simple" xlink:href="#__RefHeading___Toc4271_2276862944" text:style-name="Index_20_Link" text:visited-style-name="Index_20_Link">Test Results<text:tab/>11</text:a></text:p>
        </text:index-body>
      </text:table-of-content>
      <text:p text:style-name="P2"/>
      <text:h text:style-name="P115" text:outline-level="1"><text:bookmark-start text:name="__RefHeading___Toc2007_730667409"/>Computational Approach<text:bookmark-end text:name="__RefHeading___Toc2007_730667409"/></text:h>
      <text:h text:style-name="Heading_20_2" text:outline-level="2"><text:bookmark-start text:name="__RefHeading___Toc2460_4198859281"/>Storage<text:bookmark-end text:name="__RefHeading___Toc2460_4198859281"/></text:h>
      <text:h text:style-name="P131"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31" text:outline-level="1"><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31"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19" text:outline-level="2"><text:bookmark-start text:name="__RefHeading___Toc2011_730667409"/>Protocol<text:bookmark-end text:name="__RefHeading___Toc2011_730667409"/></text:h>
      <text:h text:style-name="P132" text:outline-level="1">The program that interfaces with the service <text:span text:style-name="T24">must</text:span> <text:span text:style-name="T24">use </text:span><text:span text:style-name="T25">a </text:span>protocol <text:span text:style-name="T24">to transfer files. The </text:span>NFS <text:span text:style-name="T24">and</text:span> <text:span text:style-name="T26">SMB</text:span><text:span text:style-name="T24"> protocols were designed for transferring files. </text:span><text:span text:style-name="T3">As well as loading websites,</text:span><text:span text:style-name="T24"> </text:span><text:span text:style-name="T3">HTTP and HTTPS can be used to transfer files across the internet, the latter being much preferred over the former due to it’s security.</text:span></text:h>
      <text:h text:style-name="P119" text:outline-level="2"><text:bookmark-start text:name="__RefHeading___Toc2009_730667409"/>Application<text:bookmark-end text:name="__RefHeading___Toc2009_730667409"/></text:h>
      <text:h text:style-name="P133" text:outline-level="1"><text:span text:style-name="T3">A</text:span><text:span text:style-name="T118"> web-based </text:span><text:span text:style-name="T4">application</text:span><text:span text:style-name="T118"> </text:span><text:span text:style-name="T3">makes sense here</text:span><text:span text:style-name="T118"> because it would make the service available on mobile and desktop devices </text:span><text:span text:style-name="T5">that will more than likely </text:span><text:span text:style-name="T4">already</text:span><text:span text:style-name="T5"> have </text:span><text:span text:style-name="T118">a </text:span><text:span text:style-name="T6">modern</text:span><text:span text:style-name="T118"> web browser </text:span><text:span text:style-name="T4">capable of running such an application</text:span><text:span text:style-name="T118">. </text:span><text:span text:style-name="T7">Using the same website on desktop and mobile is made possible with responsive design.</text:span><text:span text:style-name="T118"> </text:span><text:span text:style-name="T7">Here,</text:span><text:span text:style-name="T4"> CSS </text:span><text:span text:style-name="T7">can be used</text:span><text:span text:style-name="T4"> to react to different screen sizes and adjust the size of elements accordingly.</text:span></text:h>
      <text:h text:style-name="P116" text:outline-level="1"><text:bookmark-start text:name="__RefHeading___Toc705_3120155499"/>Research<text:bookmark-end text:name="__RefHeading___Toc705_3120155499"/></text:h>
      <text:h text:style-name="P120" text:outline-level="2"><text:bookmark-start text:name="__RefHeading___Toc416_1627242525"/>MEGA<text:bookmark-end text:name="__RefHeading___Toc416_1627242525"/></text:h>
      <text:p text:style-name="P105">MEGA is a web-based cloud storage and file hosting service. It features end-to-end encryption to keep files secure <text:span text:style-name="T119">as the</text:span><text:span text:style-name="T120">y transfer</text:span> <text:span text:style-name="T119">between </text:span><text:span text:style-name="T121">the</text:span><text:span text:style-name="T119"> client and server</text:span>. Even MEGA themselves <text:span text:style-name="T122">cannot see the files</text:span> <text:span text:style-name="T122">because they </text:span>do not <text:span text:style-name="T122">hold</text:span> the encryption keys needed to decrypt them.</text:p>
      <text:h text:style-name="P120" text:outline-level="2"><text:bookmark-start text:name="__RefHeading___Toc418_1627242525"/>MediaFire<text:bookmark-end text:name="__RefHeading___Toc418_1627242525"/></text:h>
      <text:p text:style-name="P9">MediaFire is a web-based file synchronisation and cloud storage service. It provides a convenient way to share files by generating a link to the file which anyone can use to download it. <text:span text:style-name="T123">It gives information about the file, such as the size, date of upload, and </text:span><text:span text:style-name="T124">the</text:span><text:span text:style-name="T123"> IP address it was uploaded from.</text:span></text:p>
      <text:h text:style-name="P117" text:outline-level="1"><text:bookmark-start text:name="__RefHeading___Toc420_1627242525"/>Essential Features<text:bookmark-end text:name="__RefHeading___Toc420_1627242525"/></text:h>
      <text:h text:style-name="P120" text:outline-level="2"><text:bookmark-start text:name="__RefHeading___Toc422_1627242525"/>File Management<text:bookmark-end text:name="__RefHeading___Toc422_1627242525"/></text:h>
      <text:p text:style-name="P9">The primary component of NShare is the file manager, where the user views and interacts with their files. There will be a priority on making this as convenient as possible. For example, the user will be able to select multiple files and <text:span text:style-name="T27">delete them</text:span> in one go.</text:p>
      <text:h text:style-name="P120" text:outline-level="2"><text:bookmark-start text:name="__RefHeading___Toc424_1627242525"/>Sharing<text:bookmark-end text:name="__RefHeading___Toc424_1627242525"/></text:h>
      <text:p text:style-name="P9">Using a search tool, the user can find other users and friend them. The user can grant their friends access to some or all of their files, and vice versa, allowing for convenient file sharing between users. The user can also create a <text:span text:style-name="T28">l</text:span><text:span text:style-name="T29">ink</text:span> to a file with an optional expiry date. The link can be set to expire immediately after the first use for more secure files.</text:p>
      <text:h text:style-name="P120" text:outline-level="2"><text:bookmark-start text:name="__RefHeading___Toc432_1627242525"/>Encryption<text:bookmark-end text:name="__RefHeading___Toc432_1627242525"/></text:h>
      <text:p text:style-name="P9">Without encryption, anyone with access to the server would be able to view the name and contents of every file from every user. <text:span text:style-name="T30">For security and privacy reasons, it is important to </text:span>encrypt the files such that it can only be decrypted by the owner and those the owner has shared the files with.</text:p>
      <text:h text:style-name="P121" text:outline-level="2"><text:bookmark-start text:name="__RefHeading___Toc426_1627242525"/>Moderation<text:bookmark-end text:name="__RefHeading___Toc426_1627242525"/></text:h>
      <text:p text:style-name="P9">There are numerous ways a bad actor could use file sharing services. Whether they upload illegal content or steal other user’s data, it is important to have an administration system where users who abuse the service can be reported and banned <text:span text:style-name="T31">by a moderator </text:span>if need be.</text:p>
      <text:p text:style-name="P7">If a user shares illegal content to another person, that person can choose to report the file <text:span text:style-name="T32">and it will</text:span><text:span text:style-name="T33"> </text:span><text:span text:style-name="T35">be investigated by a moderator. </text:span><text:span text:style-name="T36">The moderator</text:span><text:span text:style-name="T37"> can do one of three things: delete th</text:span><text:span text:style-name="T38">e file,</text:span><text:span text:style-name="T37"> </text:span><text:span text:style-name="T38">ban the </text:span><text:span text:style-name="T37">account that uploaded the file, </text:span><text:span text:style-name="T38">or ignore the report.</text:span></text:p>
      <text:h text:style-name="P120" text:outline-level="2"><text:bookmark-start text:name="__RefHeading___Toc428_1627242525"/>Email Confirmation<text:bookmark-end text:name="__RefHeading___Toc428_1627242525"/></text:h>
      <text:p text:style-name="P9">To ensure that accounts are created with a legitimate email address a confirmation email is sent to the user on signup.</text:p>
      <text:p text:style-name="P9">Disposable email addresses are used to create multiple accounts under one person for online services that require an email address. In the case of NShare, disposable email addresses could be used to abuse the free storage given to new accounts.</text:p>
      <text:p text:style-name="P9">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17" text:outline-level="1"><text:bookmark-start text:name="__RefHeading___Toc430_1627242525"/>Other Features<text:bookmark-end text:name="__RefHeading___Toc430_1627242525"/></text:h>
      <text:h text:style-name="P122" text:outline-level="2"><text:bookmark-start text:name="__RefHeading___Toc2062_548273075"/>Folders<text:bookmark-end text:name="__RefHeading___Toc2062_548273075"/></text:h>
      <text:p text:style-name="P8">Users can create folders within the file manager <text:span text:style-name="T67">to</text:span> organis<text:span text:style-name="T67">e their files</text:span>. <text:span text:style-name="T68">Deleting the folder would delete every file in the folder.</text:span></text:p>
      <text:h text:style-name="P123" text:outline-level="2"><text:bookmark-start text:name="__RefHeading___Toc434_1627242525"/><text:span text:style-name="T69">Prev</text:span><text:span text:style-name="T70">iewing</text:span><text:bookmark-end text:name="__RefHeading___Toc434_1627242525"/></text:h>
      <text:p text:style-name="P9"><text:span text:style-name="T33">While</text:span> NShare is primarily a file hosting service, files can be previewed before downloading them. <text:span text:style-name="T65">Text, image, video, and audio </text:span><text:span text:style-name="T66">files</text:span><text:span text:style-name="T65"> are streamed from the server and embedded in the page.</text:span></text:p>
      <text:h text:style-name="P124" text:outline-level="2"><text:bookmark-start text:name="__RefHeading___Toc2046_2026087281"/>Editing<text:bookmark-end text:name="__RefHeading___Toc2046_2026087281"/></text:h>
      <text:p text:style-name="P9"><text:span text:style-name="T65">Text files can be modified in a basic editor. </text:span><text:span text:style-name="T66">They can then be saved, overwriting the old file.</text:span></text:p>
      <text:h text:style-name="P117" text:outline-level="1"><text:bookmark-start text:name="__RefHeading___Toc438_1627242525"/>Requirements<text:bookmark-end text:name="__RefHeading___Toc438_1627242525"/></text:h>
      <text:h text:style-name="P120" text:outline-level="2"><text:bookmark-start text:name="__RefHeading___Toc440_1627242525"/>Web Server<text:bookmark-end text:name="__RefHeading___Toc440_1627242525"/></text:h>
      <text:p text:style-name="P9">NShare is a cloud service which is accessed through a website. <text:span text:style-name="T73">It has been developed on an </text:span><text:span text:style-name="T74">Apache</text:span> web server, <text:span text:style-name="T75">but there is no reason why it can’t also run on Nginx</text:span>. The files themselves should be kept on <text:span text:style-name="T76">a dedicated file </text:span>servers that are either owned by the company or rented at a data centre.</text:p>
      <text:h text:style-name="P120" text:outline-level="2"><text:bookmark-start text:name="__RefHeading___Toc442_1627242525"/>File Servers<text:bookmark-end text:name="__RefHeading___Toc442_1627242525"/></text:h>
      <text:p text:style-name="P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7">less or no</text:span> control over <text:span text:style-name="T77">resource allocation</text:span>, <text:span text:style-name="T77">user</text:span> data, and <text:span text:style-name="T77">network speed</text:span> which could negatively affect the user experience.</text:p>
      <text:h text:style-name="P120" text:outline-level="2"><text:bookmark-start text:name="__RefHeading___Toc444_1627242525"/>Operating System<text:bookmark-end text:name="__RefHeading___Toc444_1627242525"/></text:h>
      <text:p text:style-name="P9">The servers that host the system should be secure and stable. They should be running a distribution that <text:span text:style-name="T6">meets this criteria</text:span> such as <text:span text:style-name="T71">Debian, </text:span><text:span text:style-name="T72">CentOS</text:span><text:span text:style-name="T71">, or</text:span> RHEL.</text:p>
      <text:h text:style-name="P125" text:outline-level="2"><text:bookmark-start text:name="__RefHeading___Toc1897_1889942295"/>Client Device<text:bookmark-end text:name="__RefHeading___Toc1897_1889942295"/></text:h>
      <text:p text:style-name="P110">NShare is designed to run on modern web browsers such as Google Chrome and Mozilla Firefox. Most computers and smartphones already include <text:span text:style-name="T125">a</text:span> web browse<text:span text:style-name="T125">r, </text:span><text:span text:style-name="T126">therefore</text:span><text:span text:style-name="T125"> NShare will be widley available and easy to access.</text:span></text:p>
      <text:h text:style-name="P117" text:outline-level="1"><text:bookmark-start text:name="__RefHeading___Toc456_1627242525"/>Data Structures<text:bookmark-end text:name="__RefHeading___Toc456_1627242525"/></text:h>
      <text:p text:style-name="P11">To store user data, three methods can be used:</text:p>
      <text:p text:style-name="P11">For short-term storage that is only needed for as long as the user is on the website, sessions can be used. These are variables and arrays that are stored server-side. When the user closes their browser, they loose their session data.</text:p>
      <text:p text:style-name="P12">For long-term storage <text:span text:style-name="T78">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3">For long-term storage of account information, a database should be used. This is a large data structure that contains many cells of user data organised into rows <text:span text:style-name="T79">in</text:span> tables.</text:p>
      <text:h text:style-name="P126" text:outline-level="2"><text:bookmark-start text:name="__RefHeading___Toc2569_4198859281"/>Sessions <text:span text:style-name="T80">and Cookies</text:span><text:bookmark-end text:name="__RefHeading___Toc2569_4198859281"/></text:h>
      <text:p text:style-name="P14">There are many session variables used to store the users session data. Information such as their user ID, username, and role is used to verify that the user <text:span text:style-name="T81">has the correct credentials to access their account and certain areas of NShare.</text:span></text:p>
      <text:p text:style-name="P10">When the browser is closed the session would be lost, meaning the user would need to sign in again. This could be solved with <text:span text:style-name="T114">cookies. The user could store a cookie that contains a unique key that is linked to their account. If NShare </text:span><text:span text:style-name="T115">recognises the </text:span><text:span text:style-name="T114">key, the user’s data could be loaded without entering their credentials. A security risk with this method is that a bad actor </text:span><text:span text:style-name="T116">could</text:span><text:span text:style-name="T114"> extract the key from the user’s browser. </text:span><text:span text:style-name="T116">Then</text:span><text:span text:style-name="T114"> they would </text:span><text:span text:style-name="T117">have</text:span><text:span text:style-name="T114"> access to the user’s account until the cookie expires.</text:span></text:p>
      <text:h text:style-name="P127" text:outline-level="2"><text:bookmark-start text:name="__RefHeading___Toc7344_1602980460"/>Database<text:bookmark-end text:name="__RefHeading___Toc7344_1602980460"/></text:h>
      <text:p text:style-name="P9"><text:span text:style-name="T99">The </text:span><text:span text:style-name="T87">nshare</text:span><text:span text:style-name="T99"> database is </text:span><text:span text:style-name="T100">made up of </text:span><text:span text:style-name="T101">five</text:span><text:span text:style-name="T100"> tables. </text:span><text:span text:style-name="T102">Each table has a primary key that gives each row a unique number so that it can be referenced in other tables. </text:span><text:span text:style-name="T103">A primary key in another table is called a </text:span><text:span text:style-name="T102">foreign key.</text:span><text:span text:style-name="T100"> </text:span><text:span text:style-name="T102">T</text:span><text:span text:style-name="T100">he main table </text:span><text:span text:style-name="T102">is</text:span><text:span text:style-name="T100"> </text:span><text:span text:style-name="T88">users</text:span><text:span text:style-name="T49"> </text:span><text:span text:style-name="T50">which has a foreign </text:span><text:span text:style-name="T49">key in </text:span><text:span text:style-name="T88">bans</text:span><text:span text:style-name="T51">, </text:span><text:span text:style-name="T89">friends</text:span><text:span text:style-name="T51">, and </text:span><text:span text:style-name="T90">files</text:span><text:span text:style-name="T49">. </text:span><text:span text:style-name="T52">Lastly,</text:span><text:span text:style-name="T49"> </text:span><text:span text:style-name="T91">f</text:span><text:span text:style-name="T92">iles</text:span><text:span text:style-name="T53"> </text:span><text:span text:style-name="T52">has a foreign key in </text:span><text:span text:style-name="T91">links</text:span><text:span text:style-name="T49">.</text:span></text:p>
      <text:p text:style-name="P16"><text:span text:style-name="T34">I will explain some of the columns in these tables, most of them are self-explanatory so I won’t explain </text:span><text:span text:style-name="T54">those</text:span><text:span text:style-name="T34">.</text:span></text:p>
      <text:h text:style-name="P128" text:outline-level="3"><text:bookmark-start text:name="__RefHeading___Toc3947_873522672"/>users<text:bookmark-end text:name="__RefHeading___Toc3947_873522672"/></text:h>
      <text:p text:style-name="P15"><text:span text:style-name="T40">The </text:span><text:span text:style-name="T93">role</text:span><text:span text:style-name="T34"> </text:span><text:span text:style-name="T42">column </text:span><text:span text:style-name="T34">represents </text:span><text:span text:style-name="T55">the user’s</text:span><text:span text:style-name="T34"> </text:span><text:span text:style-name="T55">access level</text:span><text:span text:style-name="T34">. </text:span><text:span text:style-name="T83">0</text:span><text:span text:style-name="T34"> </text:span><text:span text:style-name="T56">is </text:span><text:span text:style-name="T55">for </text:span><text:span text:style-name="T56">everyone, </text:span><text:span text:style-name="T55">the default </text:span><text:span text:style-name="T56">for new </text:span><text:span text:style-name="T44">accounts</text:span><text:span text:style-name="T56">. </text:span><text:span text:style-name="T57">Everyone </text:span><text:span text:style-name="T58">has </text:span><text:span text:style-name="T59">access to the file manager and account explorer</text:span><text:span text:style-name="T57">.</text:span><text:span text:style-name="T56"> </text:span><text:span text:style-name="T94">1</text:span><text:span text:style-name="T34"> </text:span><text:span text:style-name="T56">is for </text:span><text:span text:style-name="T57">moderators. </text:span><text:span text:style-name="T59">They can view account reports/appeals and ban/unban </text:span><text:span text:style-name="T44">accounts</text:span><text:span text:style-name="T57">.</text:span><text:span text:style-name="T56"> </text:span><text:span text:style-name="T94">2</text:span><text:span text:style-name="T34"> </text:span><text:span text:style-name="T56">is for </text:span><text:span text:style-name="T55">administrators. </text:span><text:span text:style-name="T59">They</text:span><text:span text:style-name="T55"> </text:span><text:span text:style-name="T60">can</text:span><text:span text:style-name="T55"> </text:span><text:span text:style-name="T61">view and </text:span><text:span text:style-name="T60">edit</text:span><text:span text:style-name="T61"> </text:span><text:span text:style-name="T55">the database </text:span><text:span text:style-name="T60">directly</text:span><text:span text:style-name="T55">.</text:span></text:p>
      <text:p text:style-name="P15"><text:span text:style-name="T40">The </text:span><text:span text:style-name="T84">visibility</text:span><text:span text:style-name="T34"> </text:span><text:span text:style-name="T42">column </text:span><text:span text:style-name="T43">represents how visible </text:span><text:span text:style-name="T44">the user’s</text:span><text:span text:style-name="T43"> </text:span><text:span text:style-name="T44">account</text:span><text:span text:style-name="T43"> is. </text:span><text:span text:style-name="T85">0</text:span><text:span text:style-name="T34"> </text:span><text:span text:style-name="T46">is private. The </text:span><text:span text:style-name="T44">user’s </text:span><text:span text:style-name="T46">account </text:span><text:span text:style-name="T44">will not show up in the account explorer. </text:span><text:span text:style-name="T95">1</text:span><text:span text:style-name="T34"> </text:span><text:span text:style-name="T44">is public, the default for new accounts. The user’s account will show up in the account explorer. This means that other users can find, view, and send a friend request to them.</text:span></text:p>
      <text:h text:style-name="P129" text:outline-level="3"><text:bookmark-start text:name="__RefHeading___Toc2260_455900159"/>reports<text:bookmark-end text:name="__RefHeading___Toc2260_455900159"/></text:h>
      <text:p text:style-name="P17">The <text:span text:style-name="T83">action</text:span><text:span text:style-name="T62"> </text:span><text:span text:style-name="T42">c</text:span><text:span text:style-name="T34">olumn represents what the user is requesting to do. </text:span><text:span text:style-name="T96">0</text:span><text:span text:style-name="T62"> </text:span><text:span text:style-name="T34">is a ban request. The user </text:span><text:span text:style-name="T35">has found an illegal file and has chosen to report it. </text:span><text:span text:style-name="T63">The file and the account that uploaded it will be investigated by a moderator.</text:span><text:span text:style-name="T35"> </text:span><text:span text:style-name="T97">1</text:span><text:span text:style-name="T62"> </text:span><text:span text:style-name="T34">is a</text:span><text:span text:style-name="T63">n unban request. The </text:span><text:span text:style-name="T64">user’s account</text:span><text:span text:style-name="T63"> has been banned but they believe </text:span><text:span text:style-name="T64">that</text:span><text:span text:style-name="T63"> </text:span><text:span text:style-name="T64">the ban was undeserved.</text:span></text:p>
      <text:h text:style-name="P130" text:outline-level="3"><text:bookmark-start text:name="__RefHeading___Toc1924_3838762024"/>files<text:bookmark-end text:name="__RefHeading___Toc1924_3838762024"/></text:h>
      <text:p text:style-name="P15"><text:span text:style-name="T40">The </text:span><text:span text:style-name="T84">visibility</text:span><text:span text:style-name="T34"> </text:span><text:span text:style-name="T42">column </text:span><text:span text:style-name="T43">represents how visible </text:span><text:span text:style-name="T44">the </text:span><text:span text:style-name="T45">file</text:span><text:span text:style-name="T43"> is. </text:span><text:span text:style-name="T85">0</text:span><text:span text:style-name="T34"> </text:span><text:span text:style-name="T46">is private, </text:span><text:span text:style-name="T47">the default for new files</text:span><text:span text:style-name="T46">. </text:span><text:span text:style-name="T48">Only the file’s owner can view it, unless someone follows an active link to it. </text:span><text:span text:style-name="T86">1</text:span><text:span text:style-name="T34"> </text:span><text:span text:style-name="T46">is </text:span><text:span text:style-name="T48">public. Everyone can view the file.</text:span></text:p>
      <text:section text:style-name="Sect2" text:name="Section1">
        <text:p text:style-name="P18"><draw:line text:anchor-type="paragraph" draw:z-index="9" draw:name="Horizontal line 6" draw:style-name="gr4" draw:text-style-name="P134"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34" svg:x1="8.943cm" svg:y1="0.321cm" svg:x2="10.127cm" svg:y2="0.321cm"><text:p/></draw:line><draw:line text:anchor-type="paragraph" draw:z-index="4" draw:name="Horizontal line 1" draw:style-name="gr4" draw:text-style-name="P134"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34" svg:x1="7.781cm" svg:y1="0.143cm" svg:x2="8.943cm" svg:y2="0.143cm"><text:p/></draw:line><draw:line text:anchor-type="paragraph" draw:z-index="6" draw:name="Horizontal line 3" draw:style-name="gr4" draw:text-style-name="P134" svg:x1="7.782cm" svg:y1="0.503cm" svg:x2="8.764cm" svg:y2="0.503cm"><text:p/></draw:line>user_id</text:p>
            </table:table-cell>
            <table:table-cell table:style-name="DatabaseTable1.B2" office:value-type="string">
              <text:p text:style-name="Table_20_Contents">int(11) <text:span text:style-name="T105">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9"><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34"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5">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9">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34" svg:x1="7.793cm" svg:y1="0.141cm" svg:x2="8.943cm" svg:y2="0.141cm"><text:p/></draw:line><draw:line text:anchor-type="paragraph" draw:z-index="11" draw:name="Horizontal line 8" draw:style-name="gr3" draw:text-style-name="P134" svg:x1="7.793cm" svg:y1="0.512cm" svg:x2="9.127cm" svg:y2="0.512cm"><text:p/></draw:line><draw:line text:anchor-type="paragraph" draw:z-index="12" draw:name="Horizontal line 9" draw:style-name="gr2" draw:text-style-name="P134" svg:x1="9.313cm" svg:y1="-3.655cm" svg:x2="10.128cm" svg:y2="-3.655cm"><text:p/></draw:line><draw:line text:anchor-type="paragraph" draw:z-index="13" draw:name="Horizontal line 10" draw:style-name="gr1" draw:text-style-name="P134"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6">report</text:span>_id</text:p>
            </table:table-cell>
            <table:table-cell table:style-name="DatabaseTable3.B2" office:value-type="string">
              <text:p text:style-name="Table_20_Contents">int(11) <text:span text:style-name="T104">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7">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8">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5">NULL</text:span></text:p>
            </table:table-cell>
          </table:table-row>
          <table:table-row>
            <table:table-cell table:style-name="DatabaseTable3.A2" office:value-type="string">
              <text:p text:style-name="Table_20_Contents"><draw:line text:anchor-type="paragraph" draw:z-index="1" draw:name="Vertical line 4" draw:style-name="gr4" draw:text-style-name="P134" svg:x1="8.943cm" svg:y1="-16.454cm" svg:x2="8.943cm" svg:y2="-6.463cm"><text:p/></draw:line><draw:line text:anchor-type="paragraph" draw:z-index="3" draw:name="Vertical line 2" draw:style-name="gr4" draw:text-style-name="P134" svg:x1="9.126cm" svg:y1="-16.651cm" svg:x2="9.126cm" svg:y2="-6.092cm"><text:p/></draw:line><draw:line text:anchor-type="paragraph" draw:z-index="0" draw:name="Vertical line 1" draw:style-name="gr4" draw:text-style-name="P135" svg:x1="8.765cm" svg:y1="-16.279cm" svg:x2="8.765cm" svg:y2="-10.259cm"><text:p/></draw:line><draw:line text:anchor-type="paragraph" draw:z-index="2" draw:name="Vertical line 3" draw:style-name="gr4" draw:text-style-name="P134" svg:x1="9.313cm" svg:y1="-16.268cm" svg:x2="9.313cm" svg:y2="-10.258cm"><text:p/></draw:line><draw:line text:anchor-type="paragraph" draw:z-index="14" draw:name="Horizontal line 12" draw:style-name="gr1" draw:text-style-name="P134" svg:x1="9.126cm" svg:y1="-16.651cm" svg:x2="10.119cm" svg:y2="-16.651cm"><text:p/></draw:line>ban_date</text:p>
            </table:table-cell>
            <table:table-cell table:style-name="DatabaseTable3.B2" office:value-type="string">
              <text:p text:style-name="Table_20_Contents">datetime <text:span text:style-name="T105">NULL</text:span></text:p>
            </table:table-cell>
          </table:table-row>
        </table:table>
        <text:p text:style-name="P20"><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4">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9">tinyint</text:span>(<text:span text:style-name="T109">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21"><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5">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text:p text:style-name="Standard"/>
      <text:h text:style-name="P118"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103">ID</text:p>
            </table:table-cell>
            <table:table-cell table:style-name="TestTable1.A1" office:value-type="string">
              <text:p text:style-name="Table_20_Heading">Description</text:p>
            </table:table-cell>
            <table:table-cell table:style-name="TestTable1.A1" office:value-type="string">
              <text:p text:style-name="P101">Evidence</text:p>
            </table:table-cell>
            <table:table-cell table:style-name="TestTable1.A1" office:value-type="string">
              <text:p text:style-name="P102">Type</text:p>
            </table:table-cell>
            <table:table-cell table:style-name="TestTable1.A1" office:value-type="string">
              <text:p text:style-name="Table_20_Heading">Expected</text:p>
            </table:table-cell>
            <table:table-cell table:style-name="TestTable1.A1" office:value-type="string">
              <text:p text:style-name="P69">Actual</text:p>
            </table:table-cell>
            <table:table-cell table:style-name="TestTable1.G1" office:value-type="string">
              <text:p text:style-name="P26">Date</text:p>
            </table:table-cell>
          </table:table-row>
        </table:table-header-rows>
        <table:table-row table:style-name="TestTable1.1">
          <table:table-cell table:style-name="TestTable1.A2" office:value-type="string">
            <text:p text:style-name="P32">1</text:p>
          </table:table-cell>
          <table:table-cell table:style-name="TestTable1.A2" office:value-type="string">
            <text:p text:style-name="P31">Account not banned if user already banned</text:p>
          </table:table-cell>
          <table:table-cell table:style-name="TestTable1.A2" office:value-type="string">
            <text:p text:style-name="P23"><text:a xlink:type="simple" xlink:href="https://2-12.co.uk/~ntorrance/2022-09-30_12-22-21.mp4" text:style-name="Internet_20_link" text:visited-style-name="Visited_20_Internet_20_Link"><text:span text:style-name="T112">Video</text:span></text:a></text:p>
          </table:table-cell>
          <table:table-cell table:style-name="TestTable1.A2" office:value-type="string">
            <text:p text:style-name="P68"/>
          </table:table-cell>
          <table:table-cell table:style-name="TestTable1.A2" office:value-type="string">
            <text:p text:style-name="P33">False</text:p>
          </table:table-cell>
          <table:table-cell table:style-name="TestTable1.A2" office:value-type="string">
            <text:p text:style-name="P33">Fals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34">2</text:p>
          </table:table-cell>
          <table:table-cell table:style-name="TestTable1.A2" office:value-type="string">
            <text:p text:style-name="P35">Account unbanned when unban button clicked</text:p>
          </table:table-cell>
          <table:table-cell table:style-name="TestTable1.A2" office:value-type="string">
            <text:p text:style-name="P27"><text:a xlink:type="simple" xlink:href="https://2-12.co.uk/~ntorrance/2022-09-30_12-40-58.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37">3</text:p>
          </table:table-cell>
          <table:table-cell table:style-name="TestTable1.A2" office:value-type="string">
            <text:p text:style-name="P38">Profile page opened when user link clicked</text:p>
          </table:table-cell>
          <table:table-cell table:style-name="TestTable1.A2" office:value-type="string">
            <text:p text:style-name="P27"><text:a xlink:type="simple" xlink:href="https://2-12.co.uk/~ntorrance/2022-09-30_12-42-43.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0">4</text:p>
          </table:table-cell>
          <table:table-cell table:style-name="TestTable1.A2" office:value-type="string">
            <text:p text:style-name="P39">Privacy of file is toggled when privacy button clicked</text:p>
          </table:table-cell>
          <table:table-cell table:style-name="TestTable1.A2" office:value-type="string">
            <text:p text:style-name="P27"><text:a xlink:type="simple" xlink:href="https://2-12.co.uk/~ntorrance/2022-09-30_12-44-36.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3">5</text:p>
          </table:table-cell>
          <table:table-cell table:style-name="TestTable1.A2" office:value-type="string">
            <text:p text:style-name="P42">Current page is highlighted</text:p>
          </table:table-cell>
          <table:table-cell table:style-name="TestTable1.A2" office:value-type="string">
            <text:p text:style-name="P27"><text:a xlink:type="simple" xlink:href="https://2-12.co.uk/~ntorrance/2022-09-30_12-47-35.mp4" text:style-name="Internet_20_link" text:visited-style-name="Visited_20_Internet_20_Link">Video</text:a></text:p>
          </table:table-cell>
          <table:table-cell table:style-name="TestTable1.A2" office:value-type="string">
            <text:p text:style-name="P44"/>
          </table:table-cell>
          <table:table-cell table:style-name="TestTable1.A2" office:value-type="string">
            <text:p text:style-name="P44">True</text:p>
          </table:table-cell>
          <table:table-cell table:style-name="TestTable1.A2" office:value-type="string">
            <text:p text:style-name="P44">True</text:p>
          </table:table-cell>
          <table:table-cell table:style-name="TestTable1.G2" office:value-type="string">
            <text:p text:style-name="P25"><text:span text:style-name="T113">2022</text:span><text:span text:style-name="T98">????</text:span></text:p>
          </table:table-cell>
        </table:table-row>
        <table:table-row table:style-name="TestTable1.1">
          <table:table-cell table:style-name="TestTable1.A2" office:value-type="string">
            <text:p text:style-name="P46">6</text:p>
          </table:table-cell>
          <table:table-cell table:style-name="TestTable1.A2" office:value-type="string">
            <text:p text:style-name="P45">Files upload when opened</text:p>
          </table:table-cell>
          <table:table-cell table:style-name="TestTable1.A2" office:value-type="string">
            <text:p text:style-name="P27"><text:a xlink:type="simple" xlink:href="https://2-12.co.uk/~ntorrance/2022-09-30_12-50-55.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25"><text:span text:style-name="T113">2022</text:span><text:span text:style-name="T98">????</text:span></text:p>
          </table:table-cell>
        </table:table-row>
        <table:table-row table:style-name="TestTable1.1">
          <table:table-cell table:style-name="TestTable1.A2" office:value-type="string">
            <text:p text:style-name="P46">7</text:p>
          </table:table-cell>
          <table:table-cell table:style-name="TestTable1.A2" office:value-type="string">
            <text:p text:style-name="P45">Previous page opens when back button clicked</text:p>
          </table:table-cell>
          <table:table-cell table:style-name="TestTable1.A2" office:value-type="string">
            <text:p text:style-name="P27"><text:a xlink:type="simple" xlink:href="https://2-12.co.uk/~ntorrance/2022-09-30_13-01-26.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9">8</text:p>
          </table:table-cell>
          <table:table-cell table:style-name="TestTable1.A2" office:value-type="string">
            <text:p text:style-name="P48">Website uses light or dark theme theme specified by the browser</text:p>
          </table:table-cell>
          <table:table-cell table:style-name="TestTable1.A2" office:value-type="string">
            <text:p text:style-name="P27"><text:a xlink:type="simple" xlink:href="https://2-12.co.uk/~ntorrance/2022-09-30_13-04-2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2">9</text:p>
          </table:table-cell>
          <table:table-cell table:style-name="TestTable1.A2" office:value-type="string">
            <text:p text:style-name="P51">Page file extension is hidden by default</text:p>
          </table:table-cell>
          <table:table-cell table:style-name="TestTable1.A2" office:value-type="string">
            <text:p text:style-name="P27"><text:a xlink:type="simple" xlink:href="https://2-12.co.uk/~ntorrance/2022-09-30_13-18-1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51">True</text:p>
          </table:table-cell>
          <table:table-cell table:style-name="TestTable1.A2" office:value-type="string">
            <text:p text:style-name="P51">True</text:p>
          </table:table-cell>
          <table:table-cell table:style-name="TestTable1.G2" office:value-type="string">
            <text:p text:style-name="P50">20220713</text:p>
          </table:table-cell>
        </table:table-row>
        <table:table-row table:style-name="TestTable1.1">
          <table:table-cell table:style-name="TestTable1.A2" office:value-type="string">
            <text:p text:style-name="P53">10</text:p>
          </table:table-cell>
          <table:table-cell table:style-name="TestTable1.A2" office:value-type="string">
            <text:p text:style-name="P54">Email address not changed <text:span text:style-name="T110">if</text:span> email address is disposable</text:p>
          </table:table-cell>
          <table:table-cell table:style-name="TestTable1.A2" office:value-type="string">
            <text:p text:style-name="P27"><text:a xlink:type="simple" xlink:href="https://2-12.co.uk/~ntorrance/2022-10-04_15-05-1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False</text:p>
          </table:table-cell>
          <table:table-cell table:style-name="TestTable1.A2" office:value-type="string">
            <text:p text:style-name="P66">False</text:p>
          </table:table-cell>
          <table:table-cell table:style-name="TestTable1.G2" office:value-type="string">
            <text:p text:style-name="P57">20220713</text:p>
          </table:table-cell>
        </table:table-row>
        <table:table-row table:style-name="TestTable1.1">
          <table:table-cell table:style-name="TestTable1.A2" office:value-type="string">
            <text:p text:style-name="P55">11</text:p>
          </table:table-cell>
          <table:table-cell table:style-name="TestTable1.A2" office:value-type="string">
            <text:p text:style-name="P56">Email address not changed if email address is disposable</text:p>
          </table:table-cell>
          <table:table-cell table:style-name="TestTable1.A2" office:value-type="string">
            <text:p text:style-name="P27"><text:a xlink:type="simple" xlink:href="https://2-12.co.uk/~ntorrance/2022-10-05_10-21-5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6">False</text:p>
          </table:table-cell>
          <table:table-cell table:style-name="TestTable1.A2" office:value-type="string">
            <text:p text:style-name="P66">True</text:p>
          </table:table-cell>
          <table:table-cell table:style-name="TestTable1.G2" office:value-type="string">
            <text:p text:style-name="P57">20220713</text:p>
          </table:table-cell>
        </table:table-row>
        <table:table-row table:style-name="TestTable1.1">
          <table:table-cell table:style-name="TestTable1.A2" office:value-type="string">
            <text:p text:style-name="P58">12</text:p>
          </table:table-cell>
          <table:table-cell table:style-name="TestTable1.A2" office:value-type="string">
            <text:p text:style-name="P59">Friend’s account ID is added to user’s friends list</text:p>
          </table:table-cell>
          <table:table-cell table:style-name="TestTable1.A2" office:value-type="string">
            <text:p text:style-name="P27"><text:a xlink:type="simple" xlink:href="https://2-12.co.uk/~ntorrance/2022-10-05_10-36-3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0">True</text:p>
          </table:table-cell>
          <table:table-cell table:style-name="TestTable1.A2" office:value-type="string">
            <text:p text:style-name="P60">True</text:p>
          </table:table-cell>
          <table:table-cell table:style-name="TestTable1.G2" office:value-type="string">
            <text:p text:style-name="P61">2022071<text:span text:style-name="T111">4</text:span></text:p>
          </table:table-cell>
        </table:table-row>
        <table:table-row table:style-name="TestTable1.1">
          <table:table-cell table:style-name="TestTable1.A2" office:value-type="string">
            <text:p text:style-name="P62">13</text:p>
          </table:table-cell>
          <table:table-cell table:style-name="TestTable1.A2" office:value-type="string">
            <text:p text:style-name="P63">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27"><text:a xlink:type="simple" xlink:href="https://2-12.co.uk/~ntorrance/2022-10-05_10-39-4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True</text:p>
          </table:table-cell>
          <table:table-cell table:style-name="TestTable1.A2" office:value-type="string">
            <text:p text:style-name="P65">False</text:p>
          </table:table-cell>
          <table:table-cell table:style-name="TestTable1.G2" office:value-type="string">
            <text:p text:style-name="P67">2022071<text:span text:style-name="T111">4</text:span></text:p>
          </table:table-cell>
        </table:table-row>
        <table:table-row table:style-name="TestTable1.1">
          <table:table-cell table:style-name="TestTable1.A2" office:value-type="string">
            <text:p text:style-name="P70">14</text:p>
          </table:table-cell>
          <table:table-cell table:style-name="TestTable1.A2" office:value-type="string">
            <text:p text:style-name="P64">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27"><text:a xlink:type="simple" xlink:href="https://2-12.co.uk/~ntorrance/2022-10-05_10-42-4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5</text:p>
          </table:table-cell>
          <table:table-cell table:style-name="TestTable1.A2" office:value-type="string">
            <text:p text:style-name="P74">Friend’s account ID is added to user’s friends list and vice versa</text:p>
          </table:table-cell>
          <table:table-cell table:style-name="TestTable1.A2" office:value-type="string">
            <text:p text:style-name="P27"><text:a xlink:type="simple" xlink:href="https://2-12.co.uk/~ntorrance/2022-10-05_10-45-5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4">True</text:p>
          </table:table-cell>
          <table:table-cell table:style-name="TestTable1.A2" office:value-type="string">
            <text:p text:style-name="P74">True</text:p>
          </table:table-cell>
          <table:table-cell table:style-name="TestTable1.G2" office:value-type="string">
            <text:p text:style-name="P75">20220714</text:p>
          </table:table-cell>
        </table:table-row>
        <table:table-row table:style-name="TestTable1.1">
          <table:table-cell table:style-name="TestTable1.A2" office:value-type="string">
            <text:p text:style-name="P76">16</text:p>
          </table:table-cell>
          <table:table-cell table:style-name="TestTable1.A2" office:value-type="string">
            <text:p text:style-name="P77">Account not created if email address is disposable</text:p>
          </table:table-cell>
          <table:table-cell table:style-name="TestTable1.A2" office:value-type="string">
            <text:p text:style-name="P28"><text:a xlink:type="simple" xlink:href="https://2-12.co.uk/~ntorrance/2022-10-05_10-28-0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7">False</text:p>
          </table:table-cell>
          <table:table-cell table:style-name="TestTable1.A2" office:value-type="string">
            <text:p text:style-name="P77">False</text:p>
          </table:table-cell>
          <table:table-cell table:style-name="TestTable1.G2" office:value-type="string">
            <text:p text:style-name="P78">20220714</text:p>
          </table:table-cell>
        </table:table-row>
        <table:table-row table:style-name="TestTable1.1">
          <table:table-cell table:style-name="TestTable1.A2" office:value-type="string">
            <text:p text:style-name="P79">17</text:p>
          </table:table-cell>
          <table:table-cell table:style-name="TestTable1.A2" office:value-type="string">
            <text:p text:style-name="P80">Selected files are deleted when delete button clicked</text:p>
          </table:table-cell>
          <table:table-cell table:style-name="TestTable1.A2" office:value-type="string">
            <text:p text:style-name="P29"><text:a xlink:type="simple" xlink:href="https://2-12.co.uk/~ntorrance/2022-10-05_11-15-3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0">True</text:p>
          </table:table-cell>
          <table:table-cell table:style-name="TestTable1.A2" office:value-type="string">
            <text:p text:style-name="P80">True</text:p>
          </table:table-cell>
          <table:table-cell table:style-name="TestTable1.G2" office:value-type="string">
            <text:p text:style-name="P81">20220715</text:p>
          </table:table-cell>
        </table:table-row>
        <table:table-row table:style-name="TestTable1.1">
          <table:table-cell table:style-name="TestTable1.A2" office:value-type="string">
            <text:p text:style-name="P82">18</text:p>
          </table:table-cell>
          <table:table-cell table:style-name="TestTable1.A2" office:value-type="string">
            <text:p text:style-name="P83">All files are selected when master checkbox clicked</text:p>
          </table:table-cell>
          <table:table-cell table:style-name="TestTable1.A2" office:value-type="string">
            <text:p text:style-name="P30"><text:a xlink:type="simple" xlink:href="https://2-12.co.uk/~ntorrance/2022-10-05_11-24-3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19</text:p>
          </table:table-cell>
          <table:table-cell table:style-name="TestTable1.A2" office:value-type="string">
            <text:p text:style-name="P87">Delete button is disabled if no files are selected</text:p>
          </table:table-cell>
          <table:table-cell table:style-name="TestTable1.A2" office:value-type="string">
            <text:p text:style-name="P24"><text:a xlink:type="simple" xlink:href="https://2-12.co.uk/~ntorrance/2022-10-05_11-30-36.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7">True</text:p>
          </table:table-cell>
          <table:table-cell table:style-name="TestTable1.A2" office:value-type="string">
            <text:p text:style-name="P87">True</text:p>
          </table:table-cell>
          <table:table-cell table:style-name="TestTable1.G2" office:value-type="string">
            <text:p text:style-name="P88">20220715</text:p>
          </table:table-cell>
        </table:table-row>
        <table:table-row table:style-name="TestTable1.1">
          <table:table-cell table:style-name="TestTable1.A2" office:value-type="string">
            <text:p text:style-name="P89">20</text:p>
          </table:table-cell>
          <table:table-cell table:style-name="TestTable1.A2" office:value-type="string">
            <text:p text:style-name="P90">Friends are displayed in friends list and can be removed</text:p>
          </table:table-cell>
          <table:table-cell table:style-name="TestTable1.A2" office:value-type="string">
            <text:p text:style-name="P91"><text:a xlink:type="simple" xlink:href="https://2-12.co.uk/~ntorrance/2022-10-05_11-33-05.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0715</text:p>
          </table:table-cell>
        </table:table-row>
        <text:soft-page-break/>
        <table:table-row table:style-name="TestTable1.1">
          <table:table-cell table:style-name="TestTable1.A2" office:value-type="string">
            <text:p text:style-name="P89">21</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3"><text:a xlink:type="simple" xlink:href="https://2-12.co.uk/~ntorrance/2022-10-05_11-38-0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6">False</text:p>
          </table:table-cell>
          <table:table-cell table:style-name="TestTable1.G2" office:value-type="string">
            <text:p text:style-name="P93">20220715</text:p>
          </table:table-cell>
        </table:table-row>
        <table:table-row table:style-name="TestTable1.1">
          <table:table-cell table:style-name="TestTable1.A2" office:value-type="string">
            <text:p text:style-name="P95">22</text:p>
          </table:table-cell>
          <table:table-cell table:style-name="TestTable1.A2" office:value-type="string">
            <text:p text:style-name="P92">Friend’s account ID is added once to user’s friends list and vice versa</text:p>
          </table:table-cell>
          <table:table-cell table:style-name="TestTable1.A2" office:value-type="string">
            <text:p text:style-name="P97"><text:a xlink:type="simple" xlink:href="https://2-12.co.uk/~ntorrance/2022-10-05_11-39-1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15</text:p>
          </table:table-cell>
        </table:table-row>
        <table:table-row table:style-name="TestTable1.1">
          <table:table-cell table:style-name="TestTable1.A2" office:value-type="string">
            <text:p text:style-name="P99">23</text:p>
          </table:table-cell>
          <table:table-cell table:style-name="TestTable1.A2" office:value-type="string">
            <text:p text:style-name="P98">User directory name changes when username changes</text:p>
          </table:table-cell>
          <table:table-cell table:style-name="TestTable1.A2" office:value-type="string">
            <text:p text:style-name="P97"><text:a xlink:type="simple" xlink:href="https://2-12.co.uk/~ntorrance/2022-10-05_11-45-4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20</text:p>
          </table:table-cell>
        </table:table-row>
        <table:table-row table:style-name="TestTable1.1">
          <table:table-cell table:style-name="TestTable1.A2" office:value-type="string">
            <text:p text:style-name="P99">24</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10-3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False</text:p>
          </table:table-cell>
          <table:table-cell table:style-name="TestTable1.G2" office:value-type="string">
            <text:p text:style-name="P97">20221005</text:p>
          </table:table-cell>
        </table:table-row>
        <table:table-row table:style-name="TestTable1.1">
          <table:table-cell table:style-name="TestTable1.A2" office:value-type="string">
            <text:p text:style-name="P99">25</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43-0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row table:style-name="TestTable1.1">
          <table:table-cell table:style-name="TestTable1.A2" office:value-type="string">
            <text:p text:style-name="P99">26</text:p>
          </table:table-cell>
          <table:table-cell table:style-name="TestTable1.A2" office:value-type="string">
            <text:p text:style-name="P98">New notifications are used</text:p>
          </table:table-cell>
          <table:table-cell table:style-name="TestTable1.A2" office:value-type="string">
            <text:p text:style-name="P97"><text:a xlink:type="simple" xlink:href="https://2-12.co.uk/~ntorrance/2022-10-05_13-50-3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2cm" fo:margin-bottom="0.21cm" style:contextual-spacing="false"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2H35M37S</meta:editing-duration>
    <meta:editing-cycles>160</meta:editing-cycles>
    <meta:generator>LibreOffice/7.4.3.2$Linux_X86_64 LibreOffice_project/40$Build-2</meta:generator>
    <dc:date>2023-01-04T10:52:24.738217840</dc:date>
    <meta:document-statistic meta:table-count="6" meta:image-count="0" meta:object-count="0" meta:page-count="12" meta:paragraph-count="338" meta:word-count="2294" meta:character-count="13279" meta:non-whitespace-character-count="11307"/>
    <meta:template xlink:type="simple" xlink:actuate="onRequest" xlink:title="Custom with Title" xlink:href="../../../../../home/noah/.config/libreoffice/4/user/template/Custom%20with%20Title.ott" meta:date="2022-11-28T13:01:41.259512503"/>
  </office:meta>
</office:document-meta>
</file>